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3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23d7" officeooo:paragraph-rsid="000823d7"/>
    </style:style>
    <style:style style:name="P2" style:family="paragraph" style:parent-style-name="Standard">
      <style:paragraph-properties fo:text-align="center" style:justify-single-word="false"/>
      <style:text-properties officeooo:rsid="000823d7" officeooo:paragraph-rsid="000823d7"/>
    </style:style>
    <style:style style:name="P3" style:family="paragraph" style:parent-style-name="Standard">
      <style:text-properties officeooo:rsid="000a163d" officeooo:paragraph-rsid="000a163d"/>
    </style:style>
    <style:style style:name="P4" style:family="paragraph" style:parent-style-name="Standard">
      <style:text-properties officeooo:rsid="000a163d" officeooo:paragraph-rsid="000c8622"/>
    </style:style>
    <style:style style:name="P5" style:family="paragraph" style:parent-style-name="Standard">
      <style:text-properties fo:font-style="italic" officeooo:rsid="000a163d" officeooo:paragraph-rsid="000a163d" style:font-style-asian="italic" style:font-style-complex="italic"/>
    </style:style>
    <style:style style:name="P6" style:family="paragraph" style:parent-style-name="Standard">
      <style:text-properties officeooo:rsid="000a47a8" officeooo:paragraph-rsid="000a47a8"/>
    </style:style>
    <style:style style:name="P7" style:family="paragraph" style:parent-style-name="Standard">
      <style:text-properties officeooo:rsid="000b0ade" officeooo:paragraph-rsid="000b0ade"/>
    </style:style>
    <style:style style:name="P8" style:family="paragraph" style:parent-style-name="Standard">
      <style:text-properties officeooo:rsid="000c8622" officeooo:paragraph-rsid="000c8622"/>
    </style:style>
    <style:style style:name="P9" style:family="paragraph" style:parent-style-name="Standard">
      <style:text-properties officeooo:rsid="000e7f25" officeooo:paragraph-rsid="000e7f25"/>
    </style:style>
    <style:style style:name="P10" style:family="paragraph" style:parent-style-name="Standard">
      <style:text-properties officeooo:rsid="000fcb61" officeooo:paragraph-rsid="001056a2"/>
    </style:style>
    <style:style style:name="P11" style:family="paragraph" style:parent-style-name="Table_20_Contents">
      <style:paragraph-properties fo:text-align="center" style:justify-single-word="false"/>
      <style:text-properties officeooo:rsid="000a47a8" officeooo:paragraph-rsid="000a47a8"/>
    </style:style>
    <style:style style:name="P12" style:family="paragraph" style:parent-style-name="Table_20_Contents">
      <style:paragraph-properties fo:text-align="center" style:justify-single-word="false"/>
      <style:text-properties officeooo:rsid="000a47a8" officeooo:paragraph-rsid="000c8622"/>
    </style:style>
    <style:style style:name="P13" style:family="paragraph" style:parent-style-name="Table_20_Contents">
      <style:paragraph-properties fo:text-align="center" style:justify-single-word="false"/>
      <style:text-properties fo:font-weight="bold" officeooo:rsid="000a47a8" officeooo:paragraph-rsid="000a47a8" style:font-weight-asian="bold" style:font-weight-complex="bold"/>
    </style:style>
    <style:style style:name="P14" style:family="paragraph" style:parent-style-name="Table_20_Contents">
      <style:paragraph-properties fo:text-align="center" style:justify-single-word="false"/>
      <style:text-properties fo:font-weight="bold" officeooo:rsid="000a47a8" officeooo:paragraph-rsid="000c8622" style:font-weight-asian="bold" style:font-weight-complex="bold"/>
    </style:style>
    <style:style style:name="P15" style:family="paragraph" style:parent-style-name="Table_20_Contents">
      <style:text-properties fo:font-weight="bold" officeooo:rsid="000e7f25" officeooo:paragraph-rsid="000e7f25"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0c8622"/>
    </style:style>
    <style:style style:name="T1" style:family="text">
      <style:text-properties officeooo:rsid="000a163d"/>
    </style:style>
    <style:style style:name="T2" style:family="text">
      <style:text-properties officeooo:rsid="000a47a8"/>
    </style:style>
    <style:style style:name="T3" style:family="text">
      <style:text-properties officeooo:rsid="000b0ade"/>
    </style:style>
    <style:style style:name="T4" style:family="text">
      <style:text-properties officeooo:rsid="000c8622"/>
    </style:style>
    <style:style style:name="T5" style:family="text">
      <style:text-properties officeooo:rsid="000e7f25"/>
    </style:style>
    <style:style style:name="T6" style:family="text">
      <style:text-properties fo:font-style="italic" officeooo:rsid="000e7f25" style:font-style-asian="italic" style:font-style-complex="italic"/>
    </style:style>
    <style:style style:name="T7" style:family="text">
      <style:text-properties officeooo:rsid="000fcb61"/>
    </style:style>
    <style:style style:name="T8" style:family="text">
      <style:text-properties officeooo:rsid="001056a2"/>
    </style:style>
    <style:style style:name="T9" style:family="text">
      <style:text-properties officeooo:rsid="0010d0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artial Reversible</text:span> Game Theory</text:p>
      <text:p text:style-name="P2">by Sven Nilsen, 2018</text:p>
      <text:p text:style-name="P1"/>
      <text:p text:style-name="P5">In traditional game theory, the whole point is that rewards are irreversible – the players get to keep the reward after receiving it. In a total reversible game <text:span text:style-name="T5">with repeated plays</text:span>, the optimal strategy can be found simply by winding back time and try something at random until the received reward is maximum. However, there is a<text:span text:style-name="T2">n interesting kind of game between irreversible and reversible: A partial reversible game. In this paper I represent the necessary structure to describe such games and explain why these games are strictly more complex than in traditional game theory.</text:span></text:p>
      <text:p text:style-name="P3"/>
      <text:p text:style-name="P6">In a simple irreversible game with two players A and B, the rewards can be described as a 2x2 matrix:</text:p>
      <text:p text:style-name="P3"/>
      <table:table table:name="Table1" table:style-name="Table1">
        <table:table-column table:style-name="Table1.A" table:number-columns-repeated="3"/>
        <table:table-row>
          <table:table-cell table:style-name="Table1.A1" office:value-type="string">
            <text:p text:style-name="P15">A / B</text:p>
          </table:table-cell>
          <table:table-cell table:style-name="Table1.A1" office:value-type="string">
            <text:p text:style-name="P13">A1</text:p>
          </table:table-cell>
          <table:table-cell table:style-name="Table1.C1" office:value-type="string">
            <text:p text:style-name="P13">A2</text:p>
          </table:table-cell>
        </table:table-row>
        <table:table-row>
          <table:table-cell table:style-name="Table1.A2" office:value-type="string">
            <text:p text:style-name="P13">B1</text:p>
          </table:table-cell>
          <table:table-cell table:style-name="Table1.A2" office:value-type="string">
            <text:p text:style-name="P11">10 / 5</text:p>
          </table:table-cell>
          <table:table-cell table:style-name="Table1.C2" office:value-type="string">
            <text:p text:style-name="P11">-4 / 8</text:p>
          </table:table-cell>
        </table:table-row>
        <table:table-row>
          <table:table-cell table:style-name="Table1.A2" office:value-type="string">
            <text:p text:style-name="P13">B2</text:p>
          </table:table-cell>
          <table:table-cell table:style-name="Table1.A2" office:value-type="string">
            <text:p text:style-name="P11">8 / 3</text:p>
          </table:table-cell>
          <table:table-cell table:style-name="Table1.C2" office:value-type="string">
            <text:p text:style-name="P16">-<text:span text:style-name="T2">3 / 2</text:span></text:p>
          </table:table-cell>
        </table:table-row>
      </table:table>
      <text:p text:style-name="P3"/>
      <text:p text:style-name="P6">Each cell in the matrix contains the rewards `A / B` which the players receive <text:span text:style-name="T3">after making their choice</text:span>. <text:s/><text:span text:style-name="T3">There must be at least two choices per player, otherwise the game would not be very interesting. Also, the players get to keep the rewards, but they also must pay the price if the reward is negative.</text:span></text:p>
      <text:p text:style-name="P6"/>
      <text:p text:style-name="P7">Such games has been studied extensively for many years.</text:p>
      <text:p text:style-name="P7"/>
      <text:p text:style-name="P7">In a partial reversible game, the reward is split into two components per player: One part which the player keeps no matter whether the game is reversed or not. The second part is kept only if <text:span text:style-name="T4">the game is NOT reversed. A such reward matrix might look as following (same total payoffs as before):</text:span></text:p>
      <text:p text:style-name="P4"/>
      <table:table table:name="Table2" table:style-name="Table2">
        <table:table-column table:style-name="Table2.A" table:number-columns-repeated="3"/>
        <table:table-row>
          <table:table-cell table:style-name="Table2.A1" office:value-type="string">
            <text:p text:style-name="P15">A / B (irreversible, reversible)</text:p>
          </table:table-cell>
          <table:table-cell table:style-name="Table2.A1" office:value-type="string">
            <text:p text:style-name="P14">A1</text:p>
          </table:table-cell>
          <table:table-cell table:style-name="Table2.C1" office:value-type="string">
            <text:p text:style-name="P14">A2</text:p>
          </table:table-cell>
        </table:table-row>
        <table:table-row>
          <table:table-cell table:style-name="Table2.A2" office:value-type="string">
            <text:p text:style-name="P14">B1</text:p>
          </table:table-cell>
          <table:table-cell table:style-name="Table2.A2" office:value-type="string">
            <text:p text:style-name="P12"><text:span text:style-name="T4">5, 5</text:span> / <text:span text:style-name="T4">3, 2</text:span></text:p>
          </table:table-cell>
          <table:table-cell table:style-name="Table2.C2" office:value-type="string">
            <text:p text:style-name="P12">-<text:span text:style-name="T4">3, -1</text:span> / <text:span text:style-name="T4">2, 6</text:span></text:p>
          </table:table-cell>
        </table:table-row>
        <table:table-row>
          <table:table-cell table:style-name="Table2.A2" office:value-type="string">
            <text:p text:style-name="P14">B2</text:p>
          </table:table-cell>
          <table:table-cell table:style-name="Table2.A2" office:value-type="string">
            <text:p text:style-name="P12"><text:span text:style-name="T4">7, 1</text:span> / 3, <text:span text:style-name="T4">0</text:span></text:p>
          </table:table-cell>
          <table:table-cell table:style-name="Table2.C2" office:value-type="string">
            <text:p text:style-name="P17">-<text:span text:style-name="T4">2, </text:span>-<text:span text:style-name="T4">2 / 1, 1</text:span></text:p>
          </table:table-cell>
        </table:table-row>
      </table:table>
      <text:p text:style-name="P4"/>
      <text:p text:style-name="P8">What makes such games <text:span text:style-name="T5">strictly </text:span>more complex is that a rational <text:span text:style-name="T5">choice</text:span> depends on the condition <text:span text:style-name="T5">for which the game is reversed. This condition can be </text:span><text:span text:style-name="T6">arbitrary</text:span><text:span text:style-name="T5">.</text:span></text:p>
      <text:p text:style-name="P8"/>
      <text:p text:style-name="P9">For example, two players can agree upon reversing the game if both players agree it should be reversed later <text:span text:style-name="T7">(AND)</text:span>. Or, they could agree upon reversing the game if either wants to reverse it later <text:span text:style-name="T7">(OR)</text:span>.</text:p>
      <text:p text:style-name="P9"/>
      <text:p text:style-name="P9">The game could even be reversed by some random bit which the players receive partial information about before playing. <text:span text:style-name="T7">This means the reversible mechanism is outside the players control, but they still have to collect evidence in advance to make a rational decision.</text:span></text:p>
      <text:p text:style-name="P9"/>
      <text:p text:style-name="P10">In traditional game theory, a rational decision is based only on the information that is contained within the reward matrix. <text:span text:style-name="T8">The model of the world required to be rational is very small.</text:span></text:p>
      <text:p text:style-name="P10"/>
      <text:p text:style-name="P10"><text:span text:style-name="T8">Under a partial reversible game, the model of world required to be rational might be infinitely compl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3:40:58.277193000</meta:creation-date>
    <dc:date>2018-08-19T15:07:09.300866000</dc:date>
    <meta:editing-duration>PT14M18S</meta:editing-duration>
    <meta:editing-cycles>3</meta:editing-cycles>
    <meta:generator>LibreOffice/5.1.2.2$MacOSX_X86_64 LibreOffice_project/d3bf12ecb743fc0d20e0be0c58ca359301eb705f</meta:generator>
    <meta:document-statistic meta:table-count="2" meta:image-count="0" meta:object-count="0" meta:page-count="1" meta:paragraph-count="30" meta:word-count="444" meta:character-count="2427" meta:non-whitespace-character-count="2011"/>
  </office:meta>
</office:document-meta>
</file>